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nalyza</text:p>
            <text:p>Navrh</text:p>
            <text:p>Implementacia</text:p>
            <text:p>Overenie riesenia</text:p>
            <text:p>Navrh na zlepseni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JDBC kniznica</text:p>
                <text:list>
                  <text:list-item>
                    <text:p>Analyza → 1. kapitola</text:p>
                    <text:list>
                      <text:list-item>
                        <text:p><text:span text:style-name="T1">Zakladne funkcie</text:span></text:p>
                      </text:list-item>
                      <text:list-item>
                        <text:p><text:span text:style-name="T1">Zakladne rozhranie</text:span></text:p>
                      </text:list-item>
                    </text:list>
                  </text:list-item>
                </text:list>
              </text:list-item>
              <text:list-item>
                <text:p>Demo aplikacia pre JDBC → Analyza (Prilohy)</text:p>
                <text:list>
                  <text:list-item>
                    <text:p>Znazornenie funkcie JDBC → SQLite / PostgresSQL / MySQL</text:p>
                    <text:list>
                      <text:list-item>
                        <text:p>Query</text:p>
                      </text:list-item>
                      <text:list-item>
                        <text:p>Prepared statement</text:p>
                      </text:list-item>
                      <text:list-item>
                        <text:p>Transaction</text:p>
                      </text:list-item>
                      <text:list-item>
                        <text:p>CLOB/BLOB</text:p>
                      </text:list-item>
                    </text:list>
                  </text:list-item>
                  <text:list-item>
                    <text:p>Program → Prilohy</text:p>
                  </text:list-item>
                  <text:list-item>
                    <text:p>Priklady z kodu → Analyz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03cm" svg:height="0.962cm" svg:x="1.778cm" svg:y="1.255cm">
          <draw:text-box>
            <text:p>1. analyza 8str 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File ako ulozisko</text:p>
                <text:list>
                  <text:list-item>
                    <text:p>Operacie</text:p>
                    <text:list>
                      <text:list-item>
                        <text:p>Seek</text:p>
                      </text:list-item>
                      <text:list-item>
                        <text:p>Update</text:p>
                      </text:list-item>
                      <text:list-item>
                        <text:p>Read</text:p>
                      </text:list-item>
                      <text:list-item>
                        <text:p>Write</text:p>
                      </text:list-item>
                    </text:list>
                  </text:list-item>
                  <text:list-item>
                    <text:p>Velke subory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03cm" svg:height="0.962cm" svg:x="1.778cm" svg:y="1.255cm">
          <draw:text-box>
            <text:p>1. analyza 8str 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Create custom driver</text:p>
                <text:list>
                  <text:list-item>
                    <text:p>(JDBC == Driver)</text:p>
                  </text:list-item>
                </text:list>
              </text:list-item>
              <text:list-item>
                <text:p>Target → JSON / XML</text:p>
              </text:list-item>
              <text:list-item>
                <text:p>Vysledok: JAR file</text:p>
              </text:list-item>
              <text:list-item>
                <text:p>SQL interpreter?</text:p>
                <text:list>
                  <text:list-item>
                    <text:p>Musime parsovat SQL sami?</text:p>
                  </text:list-item>
                </text:list>
              </text:list-item>
              <text:list-item>
                <text:p>https://stackoverflow.com/questions/28114725/writing-a-custom-jdbc-driver-in-java-a-very-basic-one</text:p>
              </text:list-item>
            </text:list>
          </draw:text-box>
        </draw:frame>
        <draw:frame draw:style-name="gr2" draw:text-style-name="P2" draw:layer="layout" svg:width="10.459cm" svg:height="0.962cm" svg:x="1.778cm" svg:y="1.255cm">
          <draw:text-box>
            <text:p>2. <text:s/>8-10str – navrh + implementacia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Storage</text:p>
                <text:list>
                  <text:list-item>
                    <text:p>JSON/XML</text:p>
                  </text:list-item>
                  <text:list-item>
                    <text:p>Initially: HashMap, KeyValueStore, 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379cm" svg:height="0.962cm" svg:x="1.778cm" svg:y="1.255cm">
          <draw:text-box>
            <text:p>2. navrh – implementacia 7-8str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Porovnat s JDBC driverom z Demo appky</text:p>
                <text:list>
                  <text:list-item>
                    <text:p>Benchmark</text:p>
                    <text:list>
                      <text:list-item>
                        <text:p>10.000 insert</text:p>
                      </text:list-item>
                      <text:list-item>
                        <text:p>10.000 select</text:p>
                      </text:list-item>
                      <text:list-item>
                        <text:p>10.000 update</text:p>
                      </text:list-item>
                      <text:list-item>
                        <text:p>2 threads</text:p>
                      </text:list-item>
                    </text:list>
                  </text:list-item>
                  <text:list-item>
                    <text:p>SQLite Vs Custo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612cm" svg:height="0.962cm" svg:x="1.778cm" svg:y="1.255cm">
          <draw:text-box>
            <text:p>3. <text:s/>overenie 3-4str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Overenie funkcnosti</text:p>
                <text:list>
                  <text:list-item>
                    <text:p>Acceptance test for databas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263cm" svg:height="0.962cm" svg:x="1.778cm" svg:y="1.255cm">
          <draw:text-box>
            <text:p>4. overenie riesenia 4str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1.803cm" svg:x="1.4cm" svg:y="2.794cm" presentation:class="outline" presentation:user-transformed="true">
          <draw:text-box>
            <text:list text:style-name="L2">
              <text:list-item>
                <text:p>Potencialne vyuziti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7.936cm" svg:height="0.962cm" svg:x="1.778cm" svg:y="1.255cm">
          <draw:text-box>
            <text:p>5. navrh na zlepsenie 2str 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6-08T18:15:57.740703396</meta:creation-date>
    <dc:date>2022-06-08T18:52:54.165911270</dc:date>
    <meta:editing-duration>PT6M25S</meta:editing-duration>
    <meta:editing-cycles>1</meta:editing-cycles>
    <meta:document-statistic meta:object-count="53"/>
    <meta:generator>LibreOffice/6.4.7.2$Linux_X86_64 LibreOffice_project/40$Build-2</meta:generator>
  </office:meta>
</office:document-meta>
</file>